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master-page-name="Standard">
      <style:paragraph-properties fo:margin-top="0in" fo:margin-bottom="0in" style:page-number="auto"/>
    </style:style>
    <style:style style:name="P3" style:family="paragraph" style:parent-style-name="Standard">
      <style:paragraph-properties fo:margin-left="0.5in" fo:margin-right="0in" fo:margin-top="0in" fo:margin-bottom="0in" fo:text-indent="0in" style:auto-text-indent="false"/>
    </style:style>
    <style:style style:name="P4" style:family="paragraph" style:parent-style-name="List_20_Paragraph" style:list-style-name="WWNum1">
      <style:paragraph-properties fo:margin-top="0in" fo:margin-bottom="0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Define a function that gets a string of words as input and returns the string with words more than 3 letters reversed.<text:tab/><text:tab/><text:tab/><text:tab/><text:tab/><text:tab/><text:tab/><text:tab/><text:tab/><text:tab/><text:tab/></text:p>
      <text:p text:style-name="P1"/>
      <text:p text:style-name="P1">Sample input:</text:p>
      <text:p text:style-name="P1">'I have won the game'</text:p>
      <text:p text:style-name="P1"/>
      <text:p text:style-name="P1">Expected output:</text:p>
      <text:p text:style-name="P1">'I evah won the emag'</text:p>
      <text:p text:style-name="P1"/>
      <text:p text:style-name="P1"/>
      <text:p text:style-name="P1">2) From the set of numbers separated by spaces, pick the odd one out and return the position.</text:p>
      <text:p text:style-name="P1"><text:tab/><text:tab/><text:tab/><text:tab/><text:tab/><text:tab/><text:tab/><text:tab/><text:tab/><text:tab/><text:tab/><text:tab/></text:p>
      <text:p text:style-name="P1">Test case 1:</text:p>
      <text:p text:style-name="P1">Input: '1 1 8 7 5'</text:p>
      <text:p text:style-name="P1">Output: 3 // Third number is even, while the rest of the numbers are odd</text:p>
      <text:p text:style-name="P1"/>
      <text:p text:style-name="P1">Test case 2:</text:p>
      <text:p text:style-name="P1">Input: '4 8 2 1'</text:p>
      <text:p text:style-name="P1">Output: 4 // Fourth number is odd, while the rest of the numbers are even</text:p>
      <text:p text:style-name="P1"/>
      <text:p text:style-name="P1"/>
      <text:p text:style-name="P1">3) Extract the Products table from Northwind Database (SQL Server) and store it in a DataFrame</text:p>
      <text:p text:style-name="P1"><text:tab/><text:tab/><text:tab/><text:tab/><text:tab/><text:tab/><text:tab/><text:tab/><text:tab/><text:tab/><text:tab/><text:tab/></text:p>
      <text:p text:style-name="P1"/>
      <text:p text:style-name="P1">List the products and price of each, so the customer can pick a product and enter the quantity. Create another DataFrame named ‘cart’ which captures the purchase datetime, product, unit price, quantity and total price. <text:s/>The customer should also be allowed to add more items to the cart.</text:p>
      <text:p text:style-name="P1"/>
      <text:p text:style-name="P1">Write a python script to achieve the same and display the total cost.</text:p>
      <text:p text:style-name="P1"/>
      <text:p text:style-name="P1"/>
      <text:p text:style-name="P1">4) Create a class 'Employee' that captures employee details. Each employee has a name, dob, salary and hire date. <text:tab/><text:tab/><text:tab/><text:tab/><text:tab/><text:tab/><text:tab/><text:tab/><text:tab/><text:tab/><text:tab/><text:tab/></text:p>
      <text:p text:style-name="P1"/>
      <text:p text:style-name="P1">Create a method get experience that calculates the experience of the employee till date and displays the years of experience and the number of days left to complete another year (Eg: 3 years experienced and 150 days more to complete 4th year)</text:p>
      <text:p text:style-name="P1"/>
      <text:p text:style-name="P1"/>
      <text:p text:style-name="P1">5) Write a python script to accept a username based on the following conditions. Maintain an external file to capture the usernames.<text:tab/><text:tab/><text:tab/><text:tab/><text:tab/><text:tab/><text:tab/><text:tab/><text:tab/></text:p>
      <text:p text:style-name="P1"/>
      <text:p text:style-name="P1">Conditions:</text:p>
      <text:list xml:id="list7986226715883982245" text:style-name="WWNum1">
        <text:list-item>
          <text:p text:style-name="P4">The username should be unique across users.</text:p>
        </text:list-item>
        <text:list-item>
          <text:p text:style-name="P4">The username should not contain any special characters other than '_'.</text:p>
        </text:list-item>
        <text:list-item>
          <text:p text:style-name="P4">The usernames are not case-sensitive.</text:p>
        </text:list-item>
        <text:list-item>
          <text:p text:style-name="P4">The length of the username should not exceed 12 characters.</text:p>
        </text:list-item>
      </text:list>
      <text:p text:style-name="P1">Raise an error when the conditions are not satisfied.</text:p>
      <text:p text:style-name="P1"><text:soft-page-break/></text:p>
      <text:p text:style-name="P1">6) Read the file 'books_xml' and form it as a pandas DataFrame<text:tab/><text:tab/><text:tab/><text:tab/><text:tab/></text:p>
      <text:p text:style-name="P1">Change the format of the column author from '&lt;last name&gt;, &lt;first name&gt;' to '&lt;fisrt name&gt; &lt;last name&gt;'</text:p>
      <text:p text:style-name="P1">Remove the 'bk' in the values of id column and change the column type to integer.</text:p>
      <text:p text:style-name="P1"/>
      <text:p text:style-name="P1"/>
      <text:p text:style-name="P1">7) When users post an update on social media, other users in their network are able to view this new post on their news feed. Users can also see exactly when the post was published, i.e, how many hours, minutes or seconds ago.<text:tab/><text:tab/><text:tab/><text:tab/><text:tab/><text:tab/><text:tab/><text:tab/><text:tab/><text:tab/><text:tab/></text:p>
      <text:p text:style-name="P1"/>
      <text:p text:style-name="P1">Complete the function that checks the published time and returns</text:p>
      <text:p text:style-name="P1"><text:tab/>- &lt;&gt; second(s) ago //when the difference till time is lesser than a minute</text:p>
      <text:p text:style-name="P1"><text:tab/>- &lt;&gt; minute(s) ago //when the difference till time is lesser than an hour</text:p>
      <text:p text:style-name="P1"><text:tab/>- &lt;&gt; hour(s) ago //when the difference till time is lesser than a day</text:p>
      <text:p text:style-name="P1"><text:tab/>- &lt;&gt; day(s) ago //when the difference till time is lesser than a year</text:p>
      <text:p text:style-name="P1"><text:tab/>- &lt;&gt; year(s) ago //when the difference till time exceeds a year</text:p>
      <text:p text:style-name="P1"/>
      <text:p text:style-name="P1">import datetime</text:p>
      <text:p text:style-name="P1">def publish_time_diff(published_time):</text:p>
      <text:p text:style-name="P1"><text:tab/>current_time=datetime.datetime.now()</text:p>
      <text:p text:style-name="P1"><text:tab/>.</text:p>
      <text:p text:style-name="P1"><text:tab/>.</text:p>
      <text:p text:style-name="P1"><text:tab/>return &lt;&gt;</text:p>
      <text:p text:style-name="P1"/>
      <text:p text:style-name="P1">Test case:</text:p>
      <text:p text:style-name="P3">published_time = June 10, 2019 <text:s/>8:00:00 <text:s/>#use python acceptable datetime format</text:p>
      <text:p text:style-name="P3">publish_time_diff(published_time) &gt;&gt; returns ‘3 hours ago’ when checked at June 10, 2019 <text:s/>11:15:00</text:p>
      <text:p text:style-name="P1"/>
      <text:p text:style-name="P1">8) Write a Python program to construct the following pattern.<text:tab/><text:tab/><text:tab/><text:tab/><text:tab/></text:p>
      <text:p text:style-name="P1"/>
      <text:p text:style-name="P3">1</text:p>
      <text:p text:style-name="P3">12</text:p>
      <text:p text:style-name="P3">123</text:p>
      <text:p text:style-name="P3">1234</text:p>
      <text:p text:style-name="P3">12345</text:p>
      <text:p text:style-name="P3">123456</text:p>
      <text:p text:style-name="P3">1234567</text:p>
      <text:p text:style-name="P3">12345678</text:p>
      <text:p text:style-name="P3">123456789</text:p>
      <text:p text:style-name="P1"/>
      <text:p text:style-name="P1"/>
      <text:p text:style-name="P1">9) Create a python program that splits a string into their alphabetic and numeric parts.<text:bookmark text:name="_GoBack"/></text:p>
      <text:p text:style-name="P1"/>
      <text:p text:style-name="P1">Test Cases:</text:p>
      <text:p text:style-name="P1">Input: 'ABCD1234'</text:p>
      <text:p text:style-name="P1">Expected output: ['ABCD', 1234]</text:p>
      <text:p text:style-name="P1"/>
      <text:p text:style-name="P1">Input: 'AAA111'</text:p>
      <text:p text:style-name="P1"><text:soft-page-break/>Expected output: ['AAA', 111]</text:p>
      <text:p text:style-name="P1"/>
      <text:p text:style-name="P1"/>
      <text:p text:style-name="P1">10) Get a list of numbers or strings as input and returns a list with the items from the original list stored into sub-lists. Items of the same value should be in the same sub-list.<text:tab/></text:p>
      <text:p text:style-name="P1"/>
      <text:p text:style-name="P1">Test Cases:</text:p>
      <text:p text:style-name="P1">Input: [4,6,2,8,2,2,5,7,8]</text:p>
      <text:p text:style-name="P1">Expected output: [[4], [6], [2, 2, 2], [8, 8], [5], [7]]</text:p>
      <text:p text:style-name="P1"/>
      <text:p text:style-name="P1">Input: ['a',7,9,'h',7,'a']</text:p>
      <text:p text:style-name="P1">Expected output: [['a', 'a'], [7, 7], [9],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ta" style:country-complex="IN"/>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ta"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74in" fo:margin-bottom="0.6252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ji James</meta:initial-creator>
    <dc:creator>Anish Aruldasan</dc:creator>
    <meta:editing-cycles>65</meta:editing-cycles>
    <meta:creation-date>2019-06-08T18:34:00</meta:creation-date>
    <dc:date>2019-06-10T05:23:00</dc:date>
    <meta:editing-duration>PT2M13S</meta:editing-duration>
    <meta:generator>OpenOffice/4.1.5$Win32 OpenOffice.org_project/415m1$Build-9789</meta:generator>
    <meta:document-statistic meta:table-count="0" meta:image-count="0" meta:object-count="0" meta:page-count="3" meta:paragraph-count="67" meta:word-count="618" meta:character-count="36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